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5974" officeooo:paragraph-rsid="001b5974"/>
    </style:style>
    <style:style style:name="P2" style:family="paragraph" style:parent-style-name="Standard">
      <style:text-properties officeooo:rsid="001d1b92" officeooo:paragraph-rsid="001d1b92"/>
    </style:style>
    <style:style style:name="P3" style:family="paragraph" style:parent-style-name="Standard">
      <style:text-properties officeooo:rsid="001e3b95" officeooo:paragraph-rsid="001e3b95"/>
    </style:style>
    <style:style style:name="P4" style:family="paragraph" style:parent-style-name="Standard">
      <style:text-properties officeooo:rsid="002075b4" officeooo:paragraph-rsid="001e3b95"/>
    </style:style>
    <style:style style:name="P5" style:family="paragraph" style:parent-style-name="Standard">
      <style:text-properties officeooo:rsid="002238a1" officeooo:paragraph-rsid="002238a1"/>
    </style:style>
    <style:style style:name="P6" style:family="paragraph" style:parent-style-name="Standard">
      <style:text-properties officeooo:rsid="00230f16" officeooo:paragraph-rsid="00230f16"/>
    </style:style>
    <style:style style:name="T1" style:family="text">
      <style:text-properties officeooo:rsid="00230f1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mework 2</text:p>
      <text:p text:style-name="P1">Dean Keithly</text:p>
      <text:p text:style-name="P1"/>
      <text:p text:style-name="P1">Problem 1:</text:p>
      <text:p text:style-name="P1">The code included in github (RBTree) is capable of inserting and deleting nodes of a Red-Black Tree and is covered by unittesting to 99%.</text:p>
      <text:p text:style-name="P1">The time to insert a new node into the Red-Black Tree is O(log n).</text:p>
      <text:p text:style-name="P2"/>
      <text:p text:style-name="P2">Problem 2:</text:p>
      <text:p text:style-name="P3">We will first encode this problem as a numeric array with -1 and +1 for simple summation.</text:p>
      <text:p text:style-name="P4"/>
      <text:p text:style-name="P5">We will calculate the sum of the values of the binary array provided as we increment through the array. If we discover the first occurrence of the number, we will save the value to a firstList along with the firstIndex. These contain the first occurrence of each value in the list. If we discover a value that has been previously discovered, then we will add that value to the lastList and lastIndex list. If these values are discovered multiple times, then we overwrite the occurrence index.</text:p>
      <text:p text:style-name="P5"/>
      <text:p text:style-name="P5">Why do we take this approach and why does it work. Well, whenever the sum across a sequence is 0, we know the two points must have the same sum. It is trivial to increment through the list calculating the sum and find the intersection points between the two lists.</text:p>
      <text:p text:style-name="P5"/>
      <text:p text:style-name="P5">This algorithm should operate in O(n) time since we iterate over the list only 1 time.</text:p>
      <text:p text:style-name="P5">Additional iterations occur when searching the lastList and firstList for duplicate occurance, which must occur at every step. These are modest and do not scale with n. They have some binomial probability of increasing in size beyond 5 of less than something like 1/32 (0.5)^5. The additional loops through the firstList and lastList would take something like <text:span text:style-name="T1">0.5*5. Of course this would modestly grow as n grows but not linearly.</text:span></text:p>
      <text:p text:style-name="P5"/>
      <text:p text:style-name="P6">Problem 3</text:p>
      <text:p text:style-name="P5"/>
      <text:p text:style-name="P5"/>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3T22:38:49.548198303</meta:creation-date>
    <dc:date>2018-03-14T02:20:52.390006616</dc:date>
    <meta:editing-duration>PT2H20M49S</meta:editing-duration>
    <meta:editing-cycles>4</meta:editing-cycles>
    <meta:generator>LibreOffice/5.1.6.2$Linux_X86_64 LibreOffice_project/10m0$Build-2</meta:generator>
    <meta:document-statistic meta:table-count="0" meta:image-count="0" meta:object-count="0" meta:page-count="1" meta:paragraph-count="12" meta:word-count="287" meta:character-count="1615" meta:non-whitespace-character-count="1340"/>
  </office:meta>
</office:document-meta>
</file>